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center" style:justify-single-word="false"/>
      <style:text-properties fo:font-size="18pt" fo:language="es" fo:country="ES" style:text-underline-style="solid" style:text-underline-width="auto" style:text-underline-color="font-color" fo:font-weight="bold" officeooo:rsid="000f7fa1" officeooo:paragraph-rsid="000f7fa1" style:font-size-asian="18pt" style:font-weight-asian="bold" style:font-size-complex="18pt" style:font-weight-complex="bold"/>
    </style:style>
    <style:style style:name="T1" style:family="text">
      <style:text-properties officeooo:rsid="00108a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usas de extincion del contraro de trabajo</text:p>
      <text:p text:style-name="P1"/>
      <text:p text:style-name="P1"><text:bookmark text:name="result_box"/>Causas de extinción del contrato de trabajo<text:line-break/>1.Acuerdo entre las partes<text:line-break/>Un acuerdo entre las partes implica la aceptación por cada una de ellas (trabajador y empresario) de la decisión de extinguir el contrato de trabajo de forma voluntaria y libre.<text:line-break/>1.1.Mutu<text:span text:style-name="T1">o</text:span> acuerdo entre las partes<text:line-break/>1.2.Causes consignadas en el contrato<text:line-break/>1.3.Finalització del tiempo consignado o de la obra o servicio objeto del contrato.<text:line-break/>El caso más común es que el trabajador solicite la baja al empresario y éste la acepte, firmando el finiquito o liquidación, a la vez que quedan saldadas todas las obligaciones pendientes entre las partes. Respecto de las causas consignadas en el contrato, sólo son válidas siempre que no constituyan un abuso de derecho por parte del empresario. De esta manera, deben ser alegadas por una de las partes; si no el contrato se prorroga por tiempo indefinido.<text:line-break/>2.Por decisició del trabajador<text:line-break/>2.1.Decisió del trabajador<text:line-break/>Dimisión: extinción del contrato sin causa que lo justifique. No hay que alegar ningún motivo pero se debe avisar al empresario según lo acordado en el convenio o en el contrato.<text:line-break/>2.2.Resolució por causa justificada Lo son la Modificiación sustancial de las condiciones de trabajo, falta de pago o retrasos continuados en el abono del salario y cualquier incumplimiento grave o de abuso de derecho por parte del empresario.<text:line-break/>3. Por causas externas<text:line-break/>3.1.M<text:span text:style-name="T1">uerte</text:span>, incapacidad, jubilación o extinción de la personalidad jurídica del contratante. El trabajador tiene derecho a un mes de indemnización<text:line-break/>3.2.M<text:span text:style-name="T1">uerte</text:span>, gran invalidez, incapacidad o jubilación del trabajador. Muerte: los familiares de primer grado tienen derecho a una indemnización de 15 días de salario. Invalidez: la empresa puede romper la relación laboral o darle un puesto de trabajo de acuerdo con su discapacidad.<text:line-break/>3.3.F<text:span text:style-name="T1">uerza</text:span> mayor Cuando se producen hechos extraordinarios, imprevisibles o inevitables que imposibilitan definitivamente el desempeño del trabajo (incendios, inundaciones, terremotos, etc.)<text:line-break/>4. Por voluntad del empresario<text:line-break/>4.1.<text:span text:style-name="T1">Despido</text:span> disciplinario Deben ser causas conocidas o sobrevenidas después de la contratación; si existían con anterioridad al cumplimiento del período de prueba, no pueden ser alegada finalizado este periodo.<text:line-break/>-Ineptitud Y desobediencia del trabajador<text:line-break/>-Falta De adaptación del trabajador a las modificaciones del puesto de trabajo. Se le deben conceder al menos dos meses para adaptación a los cambios.<text:line-break/>-Falta De asistencia al trabajo<text:line-break/>-Ofenses Verbales o físicas al empresario, a las personas que trabajan en la empresa o a los familiares que convivan con ellos.<text:line-break/>-La Transgresión de la buena fe contractual y abuso de confianza en el trabajo.<text:line-break/>-Disminución Continuada y voluntaria en el rendimiento del trabajo normal pactado.<text:line-break/>-Embriaguesa Habitual o toxicomanía si repercuten negativamente en la actividad laboral.<text:line-break/>-El Acoso por causa de origen racial o étnico, religión o convicciones, discapacidad, edad u orientación sexual hacia las personas que trabajan en la empresa.<text:line-break/><text:span text:style-name="T1">Para el acozador n</text:span>o hay indemnización, <text:span text:style-name="T1">para el acozado si.</text:span><text:line-break/>4.2.<text:span text:style-name="T1">Desìdo</text:span> procedente<text:line-break/>Despido por causas objetivas<text:line-break/>-Amortización De puestos de trabajo por causas económicas, técnicas, organizativas o de producción -Insuficiencia de consignación presupuestaria para la ejecución de planes y programas públicos determinados.<text:line-break/>-En Caso de que la empresa acredite pérdidas o una disminución relevante de los beneficios o en caso de falta de liquidez en la empresa.<text:line-break/><text:soft-page-break/>Indemnización de 20 días de salario por año de trabajo con máximo de 12 mensualidades.<text:line-break/>4.3.Acomiadament improcedente<text:line-break/>Cuando no queda acreditado el incumplimiento que se alegre para el despido o si se han incumplido las exigencias formales del trámite.<text:line-break/>Contratos posteriores a febrero 2012: indemnización 33 días por año con un máximo de 24 mensualidades<text:line-break/>Contratos anteriores a la reforma: doble cómputo: hasta el 12 de febrero de 2012 -45 días y posterior -33 días. Máximo 720 días (24 mensualidades)<text:line-break/>EL DESPIDO<text:line-break/>Es una de las cause de la extinción de la relación laboarla. Desde el momento en que se hace efectivo hay un plazo de 20 días hábiles para presentar la demanda ante el juzgado.<text:line-break/>procedimiento:<text:line-break/>-Acto De conciliación: el TAMIB<text:line-break/>-Demanda Ante el juzgado social<text:line-break/>-Setència<text:line-break/>-<text:span text:style-name="T1">Despido</text:span> nulo<text:line-break/>-<text:span text:style-name="T1">Despido</text:span> procedente<text:line-break/>-<text:span text:style-name="T1">Despido</text:span> improceden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9:48:37.550732617</meta:creation-date>
    <dc:date>2016-04-21T15:45:26.560260696</dc:date>
    <meta:editing-duration>PT1M4S</meta:editing-duration>
    <meta:editing-cycles>3</meta:editing-cycles>
    <meta:generator>LibreOffice/4.2.8.2$Linux_X86_64 LibreOffice_project/420m0$Build-2</meta:generator>
    <meta:document-statistic meta:table-count="0" meta:image-count="0" meta:object-count="0" meta:page-count="2" meta:paragraph-count="2" meta:word-count="666" meta:character-count="4326" meta:non-whitespace-character-count="3662"/>
  </office:meta>
</office:document-meta>
</file>